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2.573cm"/>
    </style:style>
    <style:style style:name="pr4" style:family="presentation" style:parent-style-name="oranssi-outline1">
      <style:graphic-properties draw:fill-color="#ffffff" fo:min-height="13.609cm"/>
    </style:style>
    <style:style style:name="pr5" style:family="presentation" style:parent-style-name="oranssi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  <style:text-properties fo:font-family="'Nimbus Roman No9 L'" style:font-family-generic="roman" style:font-pitch="variabl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Nimbus Roman No9 L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625cm" svg:x="1.27cm" svg:y="3.81cm" presentation:class="title" presentation:user-transformed="true">
          <draw:text-box>
            <text:p text:style-name="P1">AHIR: from program to hardwar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Sameer Sahasrabuddhe</text:p>
            <text:p text:style-name="P1">Prof. Kavi Arya</text:p>
            <text:p text:style-name="P1">Prof. Madhav P. Desai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cept</text:p>
          </draw:text-box>
        </draw:frame>
        <draw:frame presentation:style-name="pr4" draw:text-style-name="P3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 text:style-name="P1">Start with a program written in a “standard programming language” such as C.</text:p>
                <text:list>
                  <text:list-item>
                    <text:p text:style-name="P1">Use software compiler to optimize program to extract parallelism etc.</text:p>
                  </text:list-item>
                </text:list>
              </text:list-item>
              <text:list-item>
                <text:p text:style-name="P1">Transform the program into an intermediate representation (a virtual circuit)</text:p>
                <text:list>
                  <text:list-item>
                    <text:p text:style-name="P1">AHIR</text:p>
                  </text:list-item>
                </text:list>
              </text:list-item>
              <text:list-item>
                <text:p text:style-name="P1">Map the virtual circuit to an actual logic circuit</text:p>
                <text:list>
                  <text:list-item>
                    <text:p text:style-name="P1">Optimize hardware by sharing resourc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otential Value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Replace use of processors in SoCs</text:p>
                <text:list>
                  <text:list-item>
                    <text:p text:style-name="P1">Higher Performance/Watt <text:s/>(10X-1000X better relative to Pentium-4).</text:p>
                  </text:list-item>
                </text:list>
              </text:list-item>
              <text:list-item>
                <text:p text:style-name="P1">Use as part of VLSI Design Flow</text:p>
                <text:list>
                  <text:list-item>
                    <text:p text:style-name="P1">Fast path from algorithm specification to RTL.</text:p>
                  </text:list-item>
                  <text:list-item>
                    <text:p text:style-name="P1">Verification / Validation at the program level <text:s/>(specification) rather than the RTL level.</text:p>
                  </text:list-item>
                </text:list>
              </text:list-item>
              <text:list-item>
                <text:p text:style-name="P1">Map algorithms to hardware for high-performance computing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4">
        <office:forms form:automatic-focus="false" form:apply-design-mode="false"/>
        <draw:frame presentation:style-name="pr1" draw:text-style-name="P1" draw:layer="layout" svg:width="25.199cm" svg:height="3.625cm" svg:x="1.471cm" svg:y="0.244cm" presentation:class="title" presentation:user-transformed="true">
          <draw:text-box>
            <text:p text:style-name="P1">Normalized Performance/Watt</text:p>
          </draw:text-box>
        </draw:frame>
        <draw:frame presentation:style-name="pr5" draw:text-style-name="P4" draw:layer="layout" svg:width="12.296cm" svg:height="13.86cm" svg:x="1.27cm" svg:y="5.19cm" presentation:class="outline" presentation:user-transformed="true">
          <draw:text-box>
            <text:list text:style-name="L2">
              <text:list-item>
                <text:p text:style-name="P1"><text:span text:style-name="T1">Baseline: Pentium 4 (Northwood)</text:span></text:p>
                <text:list>
                  <text:list-item>
                    <text:p text:style-name="P1"><text:span text:style-name="T2">130nm, <text:s/>2.4GHz</text:span></text:p>
                  </text:list-item>
                  <text:list-item>
                    <text:p text:style-name="P1"><text:span text:style-name="T2">Typical power: 70W</text:span></text:p>
                  </text:list-item>
                </text:list>
              </text:list-item>
              <text:list-item>
                <text:p text:style-name="P1"><text:span text:style-name="T1">AHIR circuits</text:span></text:p>
                <text:list>
                  <text:list-item>
                    <text:p text:style-name="P1"><text:span text:style-name="T2">180nm TSMC (projected to 130nm)</text:span></text:p>
                  </text:list-item>
                  <text:list-item>
                    <text:p text:style-name="P1"><text:span text:style-name="T2">Automatic flow using Synopsys DC and Cadence SoC Encounter</text:span><text:span text:style-name="T1"> </text:span></text:p>
                  </text:list-item>
                </text:list>
              </text:list-item>
            </text:list>
          </draw:text-box>
        </draw:frame>
        <draw:frame draw:name="Object 1" draw:style-name="gr2" draw:layer="layout" svg:width="11.661cm" svg:height="12.7cm" svg:x="14.374cm" svg:y="5.0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12.7cm" svg:height="1.791cm" svg:x="13.97cm" svg:y="18.062cm">
          <draw:text-box>
            <text:p text:style-name="P1"><text:span text:style-name="T3">Data courtesy Kunal P. Ghosh and S. Sreenivas (MTech students, Dept. of E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4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clusion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complete flow from high-level programs to hardware</text:p>
                <text:list>
                  <text:list-item>
                    <text:p text:style-name="P1">Currently demonstrated with C as starting point.</text:p>
                  </text:list-item>
                  <text:list-item>
                    <text:p text:style-name="P1">Scalable, applicable to complex software.</text:p>
                  </text:list-item>
                  <text:list-item>
                    <text:p text:style-name="P1">Energy efficient hardware relative to processor implementations.</text:p>
                  </text:list-item>
                  <text:list-item>
                    <text:p text:style-name="P1">Allows use of parallel programming languages as starting point for system level desig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-0.001cm" svg:y="0cm">
        <text:p/>
      </draw:rect>
      <draw:frame presentation:style-name="Mpr2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04-03T16:43:37</meta:creation-date>
    <dc:date>2009-06-15T09:03:35</dc:date>
    <dc:language>en-US</dc:language>
    <meta:editing-cycles>14</meta:editing-cycles>
    <meta:editing-duration>PT02H29M25S</meta:editing-duration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13.8000001907349pt" style:font-family-asian="'Luxi Sans'" style:font-pitch-asian="variable" style:font-size-asian="13.8000001907349pt" style:font-family-complex="'Luxi Sans'" style:font-pitch-complex="variable" style:font-size-complex="13.8000001907349pt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13.8000001907349pt" style:font-family-asian="'Luxi Sans'" style:font-pitch-asian="variable" style:font-size-asian="13.8000001907349pt" style:font-family-complex="'Luxi Sans'" style:font-pitch-complex="variable" style:font-size-complex="13.8000001907349pt"/>
    </style:style>
    <style:style style:name="ch5" style:family="chart">
      <style:graphic-properties draw:fill-color="#579d1c"/>
      <style:text-properties fo:font-size="6pt" style:font-size-asian="6pt" style:font-size-complex="6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11.662cm" svg:height="12.701cm" chart:class="chart:bar" chart:style-name="ch1">
        <chart:plot-area chart:style-name="ch2" chart:data-source-has-labels="both" svg:x="0.233cm" svg:y="0.254cm" svg:width="11.195cm" svg:height="12.192cm"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6" chart:label-cell-address="local-table.$B$1" chart:class="chart:bar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HIR</text:p>
              </table:table-cell>
            </table:table-row>
          </table:table-header-rows>
          <table:table-rows>
            <table:table-row>
              <table:table-cell office:value-type="string">
                <text:p>FFT6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inpack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B-tre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5/1</text:p>
              </table:table-cell>
              <table:table-cell office:value-type="float" office:value="996">
                <text:p>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